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168C3E51AB53179C1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draw:marker-start-width="0.429cm" draw:marker-end-width="0.429cm" draw:fill="none" draw:textarea-vertical-align="middle" draw:auto-grow-height="false" fo:min-height="4.416cm" fo:min-width="0.47cm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9.25cm" svg:height="1.25cm" svg:x="2.75cm" svg:y="3.5cm">
          <draw:text-box>
            <text:p>Heat conduction component</text:p>
          </draw:text-box>
        </draw:frame>
        <draw:frame draw:style-name="gr2" draw:text-style-name="P2" draw:layer="layout" svg:width="7.487cm" svg:height="9.524cm" svg:x="5.763cm" svg:y="5.5cm">
          <draw:image xlink:href="Pictures/100000000000011B00000168C3E51AB53179C182.png" xlink:type="simple" xlink:show="embed" xlink:actuate="onLoad" draw:mime-type="image/png">
            <text:p/>
          </draw:image>
        </draw:frame>
        <draw:custom-shape draw:name="シェイプ1" draw:style-name="gr3" draw:text-style-name="P3" draw:layer="layout" svg:width="1.44cm" svg:height="4.71cm" svg:x="17.239cm" svg:y="12.3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シェイプ2" draw:style-name="gr4" draw:text-style-name="P4" draw:layer="layout" svg:width="5.98cm" svg:height="1.199cm" svg:x="18.927cm" svg:y="12.413cm">
          <draw:text-box>
            <text:p><text:span text:style-name="T1">Component’s internal calcula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26T14:44:57.886000000</dc:date>
    <meta:editing-duration>PT18M23S</meta:editing-duration>
    <meta:editing-cycles>4</meta:editing-cycles>
    <meta:generator>LibreOffice/7.1.3.2$Windows_X86_64 LibreOffice_project/47f78053abe362b9384784d31a6e56f8511eb1c1</meta:generator>
    <meta:document-statistic meta:object-count="4"/>
  </office:meta>
</office:document-meta>
</file>